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1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 1" form:control-implementation="ooo:com.sun.star.form.component.ScrollBar" xml:id="control1" form:id="control1" form:value="0" form:linked-cell="Sheet1.H2" form:page-step-size="0" form:delay-for-repeat="PT0.050000000S" form:min-value="-10" form:max-value="1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14.749cm" svg:height="14.102cm" svg:x="21.93cm" svg:y="0.398cm">
            <draw:object draw:notify-on-update-of-ranges="Sheet1.E20:Sheet1.E22 Sheet1.F20:Sheet1.F22 Sheet1.O20:Sheet1.O22 Sheet1.P20:Sheet1.P22 Sheet1.M20:Sheet1.M22 Sheet1.N20:Sheet1.N22 Sheet1.K20:Sheet1.K22 Sheet1.L20:Sheet1.L22 Sheet1.I20:Sheet1.I22 Sheet1.J20:Sheet1.J22 Sheet1.G20:Sheet1.G22 Sheet1.H20:Sheet1.H22 Sheet1.E2:Sheet1.E8 Sheet1.F2:Sheet1.F8 Sheet1.E11:Sheet1.E17 Sheet1.F11:Sheet1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style-name="gr2" draw:text-style-name="P2" svg:width="7.021cm" svg:height="1.205cm" svg:x="34.358cm" svg:y="16.099cm" draw:control="control1"/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’</text:p>
          </table:table-cell>
          <table:table-cell office:value-type="string" calcext:value-type="string">
            <text:p>y’</text:p>
          </table:table-cell>
          <table:table-cell office:value-type="string" calcext:value-type="string">
            <text:p>Constant</text:p>
          </table:table-cell>
          <table:table-cell table:number-columns-repeated="9"/>
        </table:table-row>
        <table:table-row table:style-name="ro1">
          <table:table-cell office:value-type="float" office:value="-46.5" calcext:value-type="float">
            <text:p>-46.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G$2]*[.A2])+[.B2]" office:value-type="float" office:value="57.725" calcext:value-type="float">
            <text:p>57.725</text:p>
          </table:table-cell>
          <table:table-cell table:formula="of:=([.$G$2]*[.A2])+[.C2]" office:value-type="float" office:value="-16.275" calcext:value-type="float">
            <text:p>-16.275</text:p>
          </table:table-cell>
          <table:table-cell table:formula="of:=0.05*[.H2]"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-90.5" calcext:value-type="float">
            <text:p>-90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G$2]*[.A3])+[.B3]" office:value-type="float" office:value="-30.575" calcext:value-type="float">
            <text:p>-30.575</text:p>
          </table:table-cell>
          <table:table-cell table:formula="of:=([.$G$2]*[.A3])+[.C3]" office:value-type="float" office:value="-31.675" calcext:value-type="float">
            <text:p>-31.675</text:p>
          </table:table-cell>
          <table:table-cell table:number-columns-repeated="10"/>
        </table:table-row>
        <table:table-row table:style-name="ro1">
          <table:table-cell office:value-type="float" office:value="-43.5" calcext:value-type="float">
            <text:p>-43.5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G$2]*[.A4])+[.B4]" office:value-type="float" office:value="-96.225" calcext:value-type="float">
            <text:p>-96.225</text:p>
          </table:table-cell>
          <table:table-cell table:formula="of:=([.$G$2]*[.A4])+[.C4]" office:value-type="float" office:value="-15.225" calcext:value-type="float">
            <text:p>-15.225</text:p>
          </table:table-cell>
          <table:table-cell table:number-columns-repeated="10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G$2]*[.A5])+[.B5]" office:value-type="float" office:value="-65.775" calcext:value-type="float">
            <text:p>-65.775</text:p>
          </table:table-cell>
          <table:table-cell table:formula="of:=([.$G$2]*[.A5])+[.C5]" office:value-type="float" office:value="15.225" calcext:value-type="float">
            <text:p>15.225</text:p>
          </table:table-cell>
          <table:table-cell table:number-columns-repeated="10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G$2]*[.A6])+[.B6]" office:value-type="float" office:value="32.775" calcext:value-type="float">
            <text:p>32.775</text:p>
          </table:table-cell>
          <table:table-cell table:formula="of:=([.$G$2]*[.A6])+[.C6]" office:value-type="float" office:value="31.675" calcext:value-type="float">
            <text:p>31.675</text:p>
          </table:table-cell>
          <table:table-cell table:number-columns-repeated="10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76.4" calcext:value-type="float">
            <text:p>76.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G$2]*[.A7])+[.B7]" office:value-type="float" office:value="92.675" calcext:value-type="float">
            <text:p>92.675</text:p>
          </table:table-cell>
          <table:table-cell table:formula="of:=([.$G$2]*[.A7])+[.C7]" office:value-type="float" office:value="16.275" calcext:value-type="float">
            <text:p>16.275</text:p>
          </table:table-cell>
          <table:table-cell table:number-columns-repeated="10"/>
        </table:table-row>
        <table:table-row table:style-name="ro1">
          <table:table-cell office:value-type="float" office:value="-46.5" calcext:value-type="float">
            <text:p>-46.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G$2]*[.A8])+[.B8]" office:value-type="float" office:value="57.725" calcext:value-type="float">
            <text:p>57.725</text:p>
          </table:table-cell>
          <table:table-cell table:formula="of:=([.$G$2]*[.A8])+[.C8]" office:value-type="float" office:value="-16.275" calcext:value-type="float">
            <text:p>-16.2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15"/>
        </table:table-row>
        <table:table-row table:style-name="ro1">
          <table:table-cell table:formula="of:=[$data.$A$1]" office:value-type="float" office:value="-41.4" calcext:value-type="float">
            <text:p>-41.4</text:p>
          </table:table-cell>
          <table:table-cell table:formula="of:=[$data.$B$1]" office:value-type="float" office:value="38.3" calcext:value-type="float">
            <text:p>38.3</text:p>
          </table:table-cell>
          <table:table-cell table:formula="of:=[$data.$C$1]" office:value-type="float" office:value="136.468" calcext:value-type="float">
            <text:p>136.468</text:p>
          </table:table-cell>
          <table:table-cell/>
          <table:table-cell table:formula="of:=([.$G$2]*[.A11])+[.B11]" office:value-type="float" office:value="23.81" calcext:value-type="float">
            <text:p>23.81</text:p>
          </table:table-cell>
          <table:table-cell table:formula="of:=([.$G$2]*[.A11])+[.C11]" office:value-type="float" office:value="121.978" calcext:value-type="float">
            <text:p>121.978</text:p>
          </table:table-cell>
          <table:table-cell table:number-columns-repeated="10"/>
        </table:table-row>
        <table:table-row table:style-name="ro1">
          <table:table-cell table:formula="of:=[$data.$A$2]" office:value-type="float" office:value="-53.9" calcext:value-type="float">
            <text:p>-53.9</text:p>
          </table:table-cell>
          <table:table-cell table:formula="of:=[$data.$B$2]" office:value-type="float" office:value="16.7" calcext:value-type="float">
            <text:p>16.7</text:p>
          </table:table-cell>
          <table:table-cell table:formula="of:=[$data.$C$2]" office:value-type="float" office:value="136.468" calcext:value-type="float">
            <text:p>136.468</text:p>
          </table:table-cell>
          <table:table-cell/>
          <table:table-cell table:formula="of:=([.$G$2]*[.A12])+[.B12]" office:value-type="float" office:value="-2.165" calcext:value-type="float">
            <text:p>-2.165</text:p>
          </table:table-cell>
          <table:table-cell table:formula="of:=([.$G$2]*[.A12])+[.C12]" office:value-type="float" office:value="117.603" calcext:value-type="float">
            <text:p>117.603</text:p>
          </table:table-cell>
          <table:table-cell table:number-columns-repeated="10"/>
        </table:table-row>
        <table:table-row table:style-name="ro1">
          <table:table-cell table:formula="of:=[$data.$A$3]" office:value-type="float" office:value="-12.5" calcext:value-type="float">
            <text:p>-12.5</text:p>
          </table:table-cell>
          <table:table-cell table:formula="of:=[$data.$B$3]" office:value-type="float" office:value="-55" calcext:value-type="float">
            <text:p>-55</text:p>
          </table:table-cell>
          <table:table-cell table:formula="of:=[$data.$C$3]" office:value-type="float" office:value="136.468" calcext:value-type="float">
            <text:p>136.468</text:p>
          </table:table-cell>
          <table:table-cell/>
          <table:table-cell table:formula="of:=([.$G$2]*[.A13])+[.B13]" office:value-type="float" office:value="-59.375" calcext:value-type="float">
            <text:p>-59.375</text:p>
          </table:table-cell>
          <table:table-cell table:formula="of:=([.$G$2]*[.A13])+[.C13]" office:value-type="float" office:value="132.093" calcext:value-type="float">
            <text:p>132.093</text:p>
          </table:table-cell>
          <table:table-cell table:number-columns-repeated="10"/>
        </table:table-row>
        <table:table-row table:style-name="ro1">
          <table:table-cell table:formula="of:=[$data.$A$4]" office:value-type="float" office:value="12.5" calcext:value-type="float">
            <text:p>12.5</text:p>
          </table:table-cell>
          <table:table-cell table:formula="of:=[$data.$B$4]" office:value-type="float" office:value="-55" calcext:value-type="float">
            <text:p>-55</text:p>
          </table:table-cell>
          <table:table-cell table:formula="of:=[$data.$C$4]" office:value-type="float" office:value="136.468" calcext:value-type="float">
            <text:p>136.468</text:p>
          </table:table-cell>
          <table:table-cell/>
          <table:table-cell table:formula="of:=([.$G$2]*[.A14])+[.B14]" office:value-type="float" office:value="-50.625" calcext:value-type="float">
            <text:p>-50.625</text:p>
          </table:table-cell>
          <table:table-cell table:formula="of:=([.$G$2]*[.A14])+[.C14]" office:value-type="float" office:value="140.843" calcext:value-type="float">
            <text:p>140.843</text:p>
          </table:table-cell>
          <table:table-cell table:number-columns-repeated="10"/>
        </table:table-row>
        <table:table-row table:style-name="ro1">
          <table:table-cell table:formula="of:=[$data.$A$5]" office:value-type="float" office:value="53.9" calcext:value-type="float">
            <text:p>53.9</text:p>
          </table:table-cell>
          <table:table-cell table:formula="of:=[$data.$B$5]" office:value-type="float" office:value="16.7" calcext:value-type="float">
            <text:p>16.7</text:p>
          </table:table-cell>
          <table:table-cell table:formula="of:=[$data.$C$5]" office:value-type="float" office:value="136.468" calcext:value-type="float">
            <text:p>136.468</text:p>
          </table:table-cell>
          <table:table-cell/>
          <table:table-cell table:formula="of:=([.$G$2]*[.A15])+[.B15]" office:value-type="float" office:value="35.565" calcext:value-type="float">
            <text:p>35.565</text:p>
          </table:table-cell>
          <table:table-cell table:formula="of:=([.$G$2]*[.A15])+[.C15]" office:value-type="float" office:value="155.333" calcext:value-type="float">
            <text:p>155.333</text:p>
          </table:table-cell>
          <table:table-cell table:number-columns-repeated="10"/>
        </table:table-row>
        <table:table-row table:style-name="ro1">
          <table:table-cell table:formula="of:=[$data.$A$6]" office:value-type="float" office:value="41.4" calcext:value-type="float">
            <text:p>41.4</text:p>
          </table:table-cell>
          <table:table-cell table:formula="of:=[$data.$B$6]" office:value-type="float" office:value="38.3" calcext:value-type="float">
            <text:p>38.3</text:p>
          </table:table-cell>
          <table:table-cell table:formula="of:=[$data.$C$6]" office:value-type="float" office:value="136.468" calcext:value-type="float">
            <text:p>136.468</text:p>
          </table:table-cell>
          <table:table-cell/>
          <table:table-cell table:formula="of:=([.$G$2]*[.A16])+[.B16]" office:value-type="float" office:value="52.79" calcext:value-type="float">
            <text:p>52.79</text:p>
          </table:table-cell>
          <table:table-cell table:formula="of:=([.$G$2]*[.A16])+[.C16]" office:value-type="float" office:value="150.958" calcext:value-type="float">
            <text:p>150.958</text:p>
          </table:table-cell>
          <table:table-cell table:number-columns-repeated="10"/>
        </table:table-row>
        <table:table-row table:style-name="ro1">
          <table:table-cell table:formula="of:=[$data.$A$1]" office:value-type="float" office:value="-41.4" calcext:value-type="float">
            <text:p>-41.4</text:p>
          </table:table-cell>
          <table:table-cell table:formula="of:=[$data.$B$1]" office:value-type="float" office:value="38.3" calcext:value-type="float">
            <text:p>38.3</text:p>
          </table:table-cell>
          <table:table-cell table:formula="of:=[$data.$C$1]" office:value-type="float" office:value="136.468" calcext:value-type="float">
            <text:p>136.468</text:p>
          </table:table-cell>
          <table:table-cell/>
          <table:table-cell table:formula="of:=([.$G$2]*[.A17])+[.B17]" office:value-type="float" office:value="23.81" calcext:value-type="float">
            <text:p>23.81</text:p>
          </table:table-cell>
          <table:table-cell table:formula="of:=([.$G$2]*[.A17])+[.C17]" office:value-type="float" office:value="121.978" calcext:value-type="float">
            <text:p>121.978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_knee</text:p>
          </table:table-cell>
          <table:table-cell office:value-type="string" calcext:value-type="string">
            <text:p>y_knee</text:p>
          </table:table-cell>
          <table:table-cell office:value-type="string" calcext:value-type="string">
            <text:p>z_knee</text:p>
          </table:table-cell>
          <table:table-cell office:value-type="string" calcext:value-type="string">
            <text:p>Leg&gt;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formula="of:=[$data.$A$7]" office:value-type="float" office:value="-37.51" calcext:value-type="float">
            <text:p>-37.51</text:p>
          </table:table-cell>
          <table:table-cell table:formula="of:=[$data.$B$7]" office:value-type="float" office:value="89.571" calcext:value-type="float">
            <text:p>89.571</text:p>
          </table:table-cell>
          <table:table-cell table:formula="of:=[$data.$C$7]" office:value-type="float" office:value="0.851" calcext:value-type="float">
            <text:p>0.851</text:p>
          </table:table-cell>
          <table:table-cell office:value-type="string" calcext:value-type="string">
            <text:p>bottom&gt;</text:p>
          </table:table-cell>
          <table:table-cell table:formula="of:=[.E2]" office:value-type="float" office:value="57.725" calcext:value-type="float">
            <text:p>57.725</text:p>
          </table:table-cell>
          <table:table-cell table:formula="of:=[.F2]" office:value-type="float" office:value="-16.275" calcext:value-type="float">
            <text:p>-16.275</text:p>
          </table:table-cell>
          <table:table-cell table:formula="of:=[.E3]" office:value-type="float" office:value="-30.575" calcext:value-type="float">
            <text:p>-30.575</text:p>
          </table:table-cell>
          <table:table-cell table:formula="of:=[.F3]" office:value-type="float" office:value="-31.675" calcext:value-type="float">
            <text:p>-31.675</text:p>
          </table:table-cell>
          <table:table-cell table:formula="of:=[.E4]" office:value-type="float" office:value="-96.225" calcext:value-type="float">
            <text:p>-96.225</text:p>
          </table:table-cell>
          <table:table-cell table:formula="of:=[.F4]" office:value-type="float" office:value="-15.225" calcext:value-type="float">
            <text:p>-15.225</text:p>
          </table:table-cell>
          <table:table-cell table:formula="of:=[.E5]" office:value-type="float" office:value="-65.775" calcext:value-type="float">
            <text:p>-65.775</text:p>
          </table:table-cell>
          <table:table-cell table:formula="of:=[.F5]" office:value-type="float" office:value="15.225" calcext:value-type="float">
            <text:p>15.225</text:p>
          </table:table-cell>
          <table:table-cell table:formula="of:=[.E6]" office:value-type="float" office:value="32.775" calcext:value-type="float">
            <text:p>32.775</text:p>
          </table:table-cell>
          <table:table-cell table:formula="of:=[.F6]" office:value-type="float" office:value="31.675" calcext:value-type="float">
            <text:p>31.675</text:p>
          </table:table-cell>
          <table:table-cell table:formula="of:=[.E7]" office:value-type="float" office:value="92.675" calcext:value-type="float">
            <text:p>92.675</text:p>
          </table:table-cell>
          <table:table-cell table:formula="of:=[.F7]" office:value-type="float" office:value="16.275" calcext:value-type="float">
            <text:p>16.275</text:p>
          </table:table-cell>
        </table:table-row>
        <table:table-row table:style-name="ro1">
          <table:table-cell table:formula="of:=[$data.$A$8]" office:value-type="float" office:value="-99.49" calcext:value-type="float">
            <text:p>-99.49</text:p>
          </table:table-cell>
          <table:table-cell table:formula="of:=[$data.$B$8]" office:value-type="float" office:value="-14.471" calcext:value-type="float">
            <text:p>-14.471</text:p>
          </table:table-cell>
          <table:table-cell table:formula="of:=[$data.$C$8]" office:value-type="float" office:value="0.851" calcext:value-type="float">
            <text:p>0.851</text:p>
          </table:table-cell>
          <table:table-cell office:value-type="string" calcext:value-type="string">
            <text:p>knee&gt;</text:p>
          </table:table-cell>
          <table:table-cell table:formula="of:=([.$G$2]*[.A20])+[.B20]" office:value-type="float" office:value="76.4425" calcext:value-type="float">
            <text:p>76.4425</text:p>
          </table:table-cell>
          <table:table-cell table:formula="of:=([.$G$2]*[.A20])+[.C20]" office:value-type="float" office:value="-12.2775" calcext:value-type="float">
            <text:p>-12.2775</text:p>
          </table:table-cell>
          <table:table-cell table:formula="of:=([.$G$2]*[.A21])+[.B21]" office:value-type="float" office:value="-49.2925" calcext:value-type="float">
            <text:p>-49.2925</text:p>
          </table:table-cell>
          <table:table-cell table:formula="of:=([.$G$2]*[.A21])+[.C21]" office:value-type="float" office:value="-33.9705" calcext:value-type="float">
            <text:p>-33.9705</text:p>
          </table:table-cell>
          <table:table-cell table:formula="of:=([.$G$2]*[.A22])+[.B22]" office:value-type="float" office:value="-102.518" calcext:value-type="float">
            <text:p>-102.518</text:p>
          </table:table-cell>
          <table:table-cell table:formula="of:==([.$G$2]*[.A22])+[.C22]" office:value-type="float" office:value="-20.667" calcext:value-type="float">
            <text:p>-20.667</text:p>
          </table:table-cell>
          <table:table-cell table:formula="of:=([.$G$2]*[.A23])+[.B23]" office:value-type="float" office:value="-59.482" calcext:value-type="float">
            <text:p>-59.482</text:p>
          </table:table-cell>
          <table:table-cell table:formula="of:=([.$G$2]*[.A23])+[.C23]" office:value-type="float" office:value="22.369" calcext:value-type="float">
            <text:p>22.369</text:p>
          </table:table-cell>
          <table:table-cell table:formula="of:=([.$G$2]*[.A24])+[.B24]" office:value-type="float" office:value="20.3905" calcext:value-type="float">
            <text:p>20.3905</text:p>
          </table:table-cell>
          <table:table-cell table:formula="of:=([.$G$2]*[.A24])+[.C24]" office:value-type="float" office:value="35.6725" calcext:value-type="float">
            <text:p>35.6725</text:p>
          </table:table-cell>
          <table:table-cell table:formula="of:=([.$G$2]*[.A25])+[.B25]" office:value-type="float" office:value="102.6995" calcext:value-type="float">
            <text:p>102.6995</text:p>
          </table:table-cell>
          <table:table-cell table:formula="of:=([.$G$2]*[.A25])+[.C25]" office:value-type="float" office:value="13.9795" calcext:value-type="float">
            <text:p>13.9795</text:p>
          </table:table-cell>
        </table:table-row>
        <table:table-row table:style-name="ro1">
          <table:table-cell table:formula="of:=[$data.$A$9]" office:value-type="float" office:value="-61.48" calcext:value-type="float">
            <text:p>-61.48</text:p>
          </table:table-cell>
          <table:table-cell table:formula="of:=[$data.$B$9]" office:value-type="float" office:value="-81" calcext:value-type="float">
            <text:p>-81</text:p>
          </table:table-cell>
          <table:table-cell table:formula="of:=[$data.$C$9]" office:value-type="float" office:value="0.851" calcext:value-type="float">
            <text:p>0.851</text:p>
          </table:table-cell>
          <table:table-cell office:value-type="string" calcext:value-type="string">
            <text:p>top&gt;</text:p>
          </table:table-cell>
          <table:table-cell table:formula="of:=[.E11]" office:value-type="float" office:value="23.81" calcext:value-type="float">
            <text:p>23.81</text:p>
          </table:table-cell>
          <table:table-cell table:formula="of:=[.F11]" office:value-type="float" office:value="121.978" calcext:value-type="float">
            <text:p>121.978</text:p>
          </table:table-cell>
          <table:table-cell table:formula="of:=[.E12]" office:value-type="float" office:value="-2.165" calcext:value-type="float">
            <text:p>-2.165</text:p>
          </table:table-cell>
          <table:table-cell table:formula="of:=[.F12]" office:value-type="float" office:value="117.603" calcext:value-type="float">
            <text:p>117.603</text:p>
          </table:table-cell>
          <table:table-cell table:formula="of:=[.E13]" office:value-type="float" office:value="-59.375" calcext:value-type="float">
            <text:p>-59.375</text:p>
          </table:table-cell>
          <table:table-cell table:formula="of:=[.F13]" office:value-type="float" office:value="132.093" calcext:value-type="float">
            <text:p>132.093</text:p>
          </table:table-cell>
          <table:table-cell table:formula="of:=[.E14]" office:value-type="float" office:value="-50.625" calcext:value-type="float">
            <text:p>-50.625</text:p>
          </table:table-cell>
          <table:table-cell table:formula="of:=[.F14]" office:value-type="float" office:value="140.843" calcext:value-type="float">
            <text:p>140.843</text:p>
          </table:table-cell>
          <table:table-cell table:formula="of:=[.E15]" office:value-type="float" office:value="35.565" calcext:value-type="float">
            <text:p>35.565</text:p>
          </table:table-cell>
          <table:table-cell table:formula="of:=[.F15]" office:value-type="float" office:value="155.333" calcext:value-type="float">
            <text:p>155.333</text:p>
          </table:table-cell>
          <table:table-cell table:formula="of:=[.E16]" office:value-type="float" office:value="52.79" calcext:value-type="float">
            <text:p>52.79</text:p>
          </table:table-cell>
          <table:table-cell table:formula="of:=[.F16]" office:value-type="float" office:value="150.958" calcext:value-type="float">
            <text:p>150.958</text:p>
          </table:table-cell>
        </table:table-row>
        <table:table-row table:style-name="ro1">
          <table:table-cell table:formula="of:=[$data.$A$10]" office:value-type="float" office:value="61.48" calcext:value-type="float">
            <text:p>61.48</text:p>
          </table:table-cell>
          <table:table-cell table:formula="of:=[$data.$B$10]" office:value-type="float" office:value="-81" calcext:value-type="float">
            <text:p>-81</text:p>
          </table:table-cell>
          <table:table-cell table:formula="of:=[$data.$C$10]" office:value-type="float" office:value="0.851" calcext:value-type="float">
            <text:p>0.851</text:p>
          </table:table-cell>
          <table:table-cell table:number-columns-repeated="13"/>
        </table:table-row>
        <table:table-row table:style-name="ro1">
          <table:table-cell table:formula="of:=[$data.$A$11]" office:value-type="float" office:value="99.49" calcext:value-type="float">
            <text:p>99.49</text:p>
          </table:table-cell>
          <table:table-cell table:formula="of:=[$data.$B$11]" office:value-type="float" office:value="-14.431" calcext:value-type="float">
            <text:p>-14.431</text:p>
          </table:table-cell>
          <table:table-cell table:formula="of:=[$data.$C$11]" office:value-type="float" office:value="0.851" calcext:value-type="float">
            <text:p>0.851</text:p>
          </table:table-cell>
          <table:table-cell table:number-columns-repeated="13"/>
        </table:table-row>
        <table:table-row table:style-name="ro1">
          <table:table-cell table:formula="of:=[$data.$A$12]" office:value-type="float" office:value="37.51" calcext:value-type="float">
            <text:p>37.51</text:p>
          </table:table-cell>
          <table:table-cell table:formula="of:=[$data.$B$12]" office:value-type="float" office:value="89.571" calcext:value-type="float">
            <text:p>89.571</text:p>
          </table:table-cell>
          <table:table-cell table:formula="of:=[$data.$C$12]" office:value-type="float" office:value="0.851" calcext:value-type="float">
            <text:p>0.851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2"/>
          <table:table-cell table:number-columns-repeated="13"/>
        </table:table-row>
      </table:table>
      <table:table table:name="data" table:style-name="ta1">
        <table:table-source xlink:type="simple" xlink:href="../../Cpp23/First%20demo/Project%20SP/Kinematics/data.csv" table:table-name="data" table:filter-name="Text - txt - csv (StarCalc)" table:filter-options="59,34,76,1,,0,false,false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-41.4" calcext:value-type="float">
            <table:cell-range-source table:name="CSV_all" xlink:type="simple" xlink:href="../../../../media/fahim/Extra/QT_projects/build-KinematicsTest-Desktop-Debug/data.csv" table:filter-name="Text - txt - csv (StarCalc)" table:filter-options="59,34,76,1,,0,false,false,true,false,false,0,false" table:last-column-spanned="3" table:last-row-spanned="12" table:refresh-delay="PT00H00M01S"/>
            <text:p>-41.4</text:p>
          </table:table-cell>
          <table:table-cell office:value-type="float" office:value="38.3" calcext:value-type="float">
            <text:p>38.3</text:p>
          </table:table-cell>
          <table:table-cell office:value-type="float" office:value="136.468" calcext:value-type="float">
            <text:p>136.468</text:p>
          </table:table-cell>
          <table:table-cell/>
          <table:table-cell office:value-type="float" office:value="-41.4" calcext:value-type="float">
            <table:cell-range-source table:name="CSV_all" xlink:type="simple" xlink:href="../../Cpp23/First%20demo/Project%20SP/Kinematics/data.csv" table:filter-name="Text - txt - csv (StarCalc)" table:filter-options="59,34,76,1,,0,false,false,true,false,false,0,false" table:last-column-spanned="3" table:last-row-spanned="12"/>
            <text:p>-41.4</text:p>
          </table:table-cell>
          <table:table-cell office:value-type="float" office:value="38.3" calcext:value-type="float">
            <text:p>38.3</text:p>
          </table:table-cell>
          <table:table-cell office:value-type="float" office:value="136.468" calcext:value-type="float">
            <text:p>136.468</text:p>
          </table:table-cell>
        </table:table-row>
        <table:table-row table:style-name="ro1">
          <table:table-cell office:value-type="float" office:value="-53.9" calcext:value-type="float">
            <text:p>-53.9</text:p>
          </table:table-cell>
          <table:table-cell office:value-type="float" office:value="16.7" calcext:value-type="float">
            <text:p>16.7</text:p>
          </table:table-cell>
          <table:table-cell office:value-type="float" office:value="136.468" calcext:value-type="float">
            <text:p>136.468</text:p>
          </table:table-cell>
          <table:table-cell/>
          <table:table-cell office:value-type="float" office:value="-53.9" calcext:value-type="float">
            <text:p>-53.9</text:p>
          </table:table-cell>
          <table:table-cell office:value-type="float" office:value="16.7" calcext:value-type="float">
            <text:p>16.7</text:p>
          </table:table-cell>
          <table:table-cell office:value-type="float" office:value="136.468" calcext:value-type="float">
            <text:p>136.468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55" calcext:value-type="float">
            <text:p>-55</text:p>
          </table:table-cell>
          <table:table-cell office:value-type="float" office:value="136.468" calcext:value-type="float">
            <text:p>136.468</text:p>
          </table:table-cell>
          <table:table-cell/>
          <table:table-cell office:value-type="float" office:value="-12.5" calcext:value-type="float">
            <text:p>-12.5</text:p>
          </table:table-cell>
          <table:table-cell office:value-type="float" office:value="-55" calcext:value-type="float">
            <text:p>-55</text:p>
          </table:table-cell>
          <table:table-cell office:value-type="float" office:value="136.468" calcext:value-type="float">
            <text:p>136.46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55" calcext:value-type="float">
            <text:p>-55</text:p>
          </table:table-cell>
          <table:table-cell office:value-type="float" office:value="136.468" calcext:value-type="float">
            <text:p>136.468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-55" calcext:value-type="float">
            <text:p>-55</text:p>
          </table:table-cell>
          <table:table-cell office:value-type="float" office:value="136.468" calcext:value-type="float">
            <text:p>136.468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16.7" calcext:value-type="float">
            <text:p>16.7</text:p>
          </table:table-cell>
          <table:table-cell office:value-type="float" office:value="136.468" calcext:value-type="float">
            <text:p>136.468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16.7" calcext:value-type="float">
            <text:p>16.7</text:p>
          </table:table-cell>
          <table:table-cell office:value-type="float" office:value="136.468" calcext:value-type="float">
            <text:p>136.468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38.3" calcext:value-type="float">
            <text:p>38.3</text:p>
          </table:table-cell>
          <table:table-cell office:value-type="float" office:value="136.468" calcext:value-type="float">
            <text:p>136.468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float" office:value="38.3" calcext:value-type="float">
            <text:p>38.3</text:p>
          </table:table-cell>
          <table:table-cell office:value-type="float" office:value="136.468" calcext:value-type="float">
            <text:p>136.468</text:p>
          </table:table-cell>
        </table:table-row>
        <table:table-row table:style-name="ro1">
          <table:table-cell office:value-type="float" office:value="-37.51" calcext:value-type="float">
            <text:p>-37.51</text:p>
          </table:table-cell>
          <table:table-cell office:value-type="float" office:value="89.571" calcext:value-type="float">
            <text:p>89.571</text:p>
          </table:table-cell>
          <table:table-cell office:value-type="float" office:value="0.851" calcext:value-type="float">
            <text:p>0.851</text:p>
          </table:table-cell>
          <table:table-cell/>
          <table:table-cell office:value-type="float" office:value="-37.999" calcext:value-type="float">
            <text:p>-37.999</text:p>
          </table:table-cell>
          <table:table-cell office:value-type="float" office:value="88.725" calcext:value-type="float">
            <text:p>88.725</text:p>
          </table:table-cell>
          <table:table-cell office:value-type="float" office:value="5.908" calcext:value-type="float">
            <text:p>5.908</text:p>
          </table:table-cell>
        </table:table-row>
        <table:table-row table:style-name="ro1">
          <table:table-cell office:value-type="float" office:value="-99.49" calcext:value-type="float">
            <text:p>-99.49</text:p>
          </table:table-cell>
          <table:table-cell office:value-type="float" office:value="-14.471" calcext:value-type="float">
            <text:p>-14.471</text:p>
          </table:table-cell>
          <table:table-cell office:value-type="float" office:value="0.851" calcext:value-type="float">
            <text:p>0.851</text:p>
          </table:table-cell>
          <table:table-cell/>
          <table:table-cell office:value-type="float" office:value="-98.738" calcext:value-type="float">
            <text:p>-98.738</text:p>
          </table:table-cell>
          <table:table-cell office:value-type="float" office:value="-13.168" calcext:value-type="float">
            <text:p>-13.168</text:p>
          </table:table-cell>
          <table:table-cell office:value-type="float" office:value="7.249" calcext:value-type="float">
            <text:p>7.249</text:p>
          </table:table-cell>
        </table:table-row>
        <table:table-row table:style-name="ro1">
          <table:table-cell office:value-type="float" office:value="-61.48" calcext:value-type="float">
            <text:p>-61.48</text:p>
          </table:table-cell>
          <table:table-cell office:value-type="float" office:value="-81" calcext:value-type="float">
            <text:p>-81</text:p>
          </table:table-cell>
          <table:table-cell office:value-type="float" office:value="0.851" calcext:value-type="float">
            <text:p>0.851</text:p>
          </table:table-cell>
          <table:table-cell/>
          <table:table-cell office:value-type="float" office:value="-59.935" calcext:value-type="float">
            <text:p>-59.935</text:p>
          </table:table-cell>
          <table:table-cell office:value-type="float" office:value="-81" calcext:value-type="float">
            <text:p>-81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61.48" calcext:value-type="float">
            <text:p>61.48</text:p>
          </table:table-cell>
          <table:table-cell office:value-type="float" office:value="-81" calcext:value-type="float">
            <text:p>-81</text:p>
          </table:table-cell>
          <table:table-cell office:value-type="float" office:value="0.851" calcext:value-type="float">
            <text:p>0.851</text:p>
          </table:table-cell>
          <table:table-cell/>
          <table:table-cell office:value-type="float" office:value="59.935" calcext:value-type="float">
            <text:p>59.935</text:p>
          </table:table-cell>
          <table:table-cell office:value-type="float" office:value="-81" calcext:value-type="float">
            <text:p>-81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99.49" calcext:value-type="float">
            <text:p>99.49</text:p>
          </table:table-cell>
          <table:table-cell office:value-type="float" office:value="-14.431" calcext:value-type="float">
            <text:p>-14.431</text:p>
          </table:table-cell>
          <table:table-cell office:value-type="float" office:value="0.851" calcext:value-type="float">
            <text:p>0.851</text:p>
          </table:table-cell>
          <table:table-cell/>
          <table:table-cell office:value-type="float" office:value="98.74" calcext:value-type="float">
            <text:p>98.74</text:p>
          </table:table-cell>
          <table:table-cell office:value-type="float" office:value="-13.131" calcext:value-type="float">
            <text:p>-13.131</text:p>
          </table:table-cell>
          <table:table-cell office:value-type="float" office:value="7.241" calcext:value-type="float">
            <text:p>7.241</text:p>
          </table:table-cell>
        </table:table-row>
        <table:table-row table:style-name="ro1">
          <table:table-cell office:value-type="float" office:value="37.51" calcext:value-type="float">
            <text:p>37.51</text:p>
          </table:table-cell>
          <table:table-cell office:value-type="float" office:value="89.571" calcext:value-type="float">
            <text:p>89.571</text:p>
          </table:table-cell>
          <table:table-cell office:value-type="float" office:value="0.851" calcext:value-type="float">
            <text:p>0.851</text:p>
          </table:table-cell>
          <table:table-cell/>
          <table:table-cell office:value-type="float" office:value="37.999" calcext:value-type="float">
            <text:p>37.999</text:p>
          </table:table-cell>
          <table:table-cell office:value-type="float" office:value="88.725" calcext:value-type="float">
            <text:p>88.725</text:p>
          </table:table-cell>
          <table:table-cell office:value-type="float" office:value="5.908" calcext:value-type="float">
            <text:p>5.908</text:p>
          </table:table-cell>
        </table:table-row>
      </table:table>
      <table:table table:name="CSV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3:39:53.608207671</meta:creation-date>
    <meta:generator>LibreOffice/7.5.1.2$Linux_X86_64 LibreOffice_project/50$Build-2</meta:generator>
    <dc:date>2023-03-19T22:41:40.051043437</dc:date>
    <meta:editing-duration>PT22H32M16S</meta:editing-duration>
    <meta:editing-cycles>20</meta:editing-cycles>
    <meta:document-statistic meta:table-count="3" meta:cell-count="22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0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5cm" svg:height="14.103cm" xlink:href=".." xlink:type="simple" chart:class="chart:scatter" chart:style-name="ch1">
        <chart:plot-area chart:style-name="ch2" table:cell-range-address="Sheet1.E20:Sheet1.F22 Sheet1.P20:Sheet1.P22 Sheet1.N20:Sheet1.N22 Sheet1.L20:Sheet1.L22 Sheet1.J20:Sheet1.J22 Sheet1.H20:Sheet1.H22 Sheet1.F2:Sheet1.F8 Sheet1.F11:Sheet1.F17" chart:data-source-has-labels="row" svg:x="0.295cm" svg:y="0.282cm" svg:width="14.16cm" svg:height="13.539cm">
          <chart:coordinate-region svg:x="0.626cm" svg:y="0.481cm" svg:width="13.549cm" svg:height="13.14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F20:Sheet1.F22" loext:label-string="leg0" chart:class="chart:scatter">
            <chart:domain table:cell-range-address="Sheet1.E20:Sheet1.E22"/>
            <chart:data-point chart:repeated="3"/>
          </chart:series>
          <chart:series chart:style-name="ch6" chart:values-cell-range-address="Sheet1.P20:Sheet1.P22" chart:class="chart:scatter">
            <chart:domain table:cell-range-address="Sheet1.O20:Sheet1.O22"/>
            <chart:data-point chart:repeated="3"/>
          </chart:series>
          <chart:series chart:style-name="ch7" chart:values-cell-range-address="Sheet1.N20:Sheet1.N22" chart:class="chart:scatter">
            <chart:domain table:cell-range-address="Sheet1.M20:Sheet1.M22"/>
            <chart:data-point chart:repeated="3"/>
          </chart:series>
          <chart:series chart:style-name="ch8" chart:values-cell-range-address="Sheet1.L20:Sheet1.L22" chart:class="chart:scatter">
            <chart:domain table:cell-range-address="Sheet1.K20:Sheet1.K22"/>
            <chart:data-point chart:repeated="3"/>
          </chart:series>
          <chart:series chart:style-name="ch9" chart:values-cell-range-address="Sheet1.J20:Sheet1.J22" chart:class="chart:scatter">
            <chart:domain table:cell-range-address="Sheet1.I20:Sheet1.I22"/>
            <chart:data-point chart:repeated="3"/>
          </chart:series>
          <chart:series chart:style-name="ch10" chart:values-cell-range-address="Sheet1.H20:Sheet1.H22" chart:class="chart:scatter">
            <chart:domain table:cell-range-address="Sheet1.G20:Sheet1.G22"/>
            <chart:data-point chart:repeated="3"/>
          </chart:series>
          <chart:series chart:style-name="ch11" chart:values-cell-range-address="Sheet1.F2:Sheet1.F8" loext:label-string="bottom" chart:class="chart:scatter">
            <chart:domain table:cell-range-address="Sheet1.E2:Sheet1.E8"/>
            <chart:data-point chart:repeated="7"/>
          </chart:series>
          <chart:series chart:style-name="ch12" chart:values-cell-range-address="Sheet1.F11:Sheet1.F17" loext:label-string="top" chart:class="chart:scatter">
            <chart:domain table:cell-range-address="Sheet1.E11:Sheet1.E17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eg0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E</text:p>
              </table:table-cell>
              <table:table-cell office:value-type="string">
                <text:p>bottom</text:p>
              </table:table-cell>
              <table:table-cell office:value-type="string">
                <text:p>Column E</text:p>
              </table:table-cell>
              <table:table-cell office:value-type="string">
                <text:p>t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725">
                <text:p>57.725</text:p>
                <draw:g>
                  <svg:desc>Sheet1.E20:Sheet1.E22</svg:desc>
                </draw:g>
              </table:table-cell>
              <table:table-cell office:value-type="float" office:value="-16.275">
                <text:p>-16.275</text:p>
                <draw:g>
                  <svg:desc>Sheet1.F20:Sheet1.F22</svg:desc>
                </draw:g>
              </table:table-cell>
              <table:table-cell office:value-type="float" office:value="92.675">
                <text:p>92.675</text:p>
                <draw:g>
                  <svg:desc>Sheet1.O20:Sheet1.O22</svg:desc>
                </draw:g>
              </table:table-cell>
              <table:table-cell office:value-type="float" office:value="16.275">
                <text:p>16.275</text:p>
                <draw:g>
                  <svg:desc>Sheet1.P20:Sheet1.P22</svg:desc>
                </draw:g>
              </table:table-cell>
              <table:table-cell office:value-type="float" office:value="32.775">
                <text:p>32.775</text:p>
                <draw:g>
                  <svg:desc>Sheet1.M20:Sheet1.M22</svg:desc>
                </draw:g>
              </table:table-cell>
              <table:table-cell office:value-type="float" office:value="31.675">
                <text:p>31.675</text:p>
                <draw:g>
                  <svg:desc>Sheet1.N20:Sheet1.N22</svg:desc>
                </draw:g>
              </table:table-cell>
              <table:table-cell office:value-type="float" office:value="-65.775">
                <text:p>-65.775</text:p>
                <draw:g>
                  <svg:desc>Sheet1.K20:Sheet1.K22</svg:desc>
                </draw:g>
              </table:table-cell>
              <table:table-cell office:value-type="float" office:value="15.225">
                <text:p>15.225</text:p>
                <draw:g>
                  <svg:desc>Sheet1.L20:Sheet1.L22</svg:desc>
                </draw:g>
              </table:table-cell>
              <table:table-cell office:value-type="float" office:value="-96.225">
                <text:p>-96.225</text:p>
                <draw:g>
                  <svg:desc>Sheet1.I20:Sheet1.I22</svg:desc>
                </draw:g>
              </table:table-cell>
              <table:table-cell office:value-type="float" office:value="-15.225">
                <text:p>-15.225</text:p>
                <draw:g>
                  <svg:desc>Sheet1.J20:Sheet1.J22</svg:desc>
                </draw:g>
              </table:table-cell>
              <table:table-cell office:value-type="float" office:value="-30.575">
                <text:p>-30.575</text:p>
                <draw:g>
                  <svg:desc>Sheet1.G20:Sheet1.G22</svg:desc>
                </draw:g>
              </table:table-cell>
              <table:table-cell office:value-type="float" office:value="-31.675">
                <text:p>-31.675</text:p>
                <draw:g>
                  <svg:desc>Sheet1.H20:Sheet1.H22</svg:desc>
                </draw:g>
              </table:table-cell>
              <table:table-cell office:value-type="float" office:value="57.725">
                <text:p>57.725</text:p>
                <draw:g>
                  <svg:desc>Sheet1.E2:Sheet1.E8</svg:desc>
                </draw:g>
              </table:table-cell>
              <table:table-cell office:value-type="float" office:value="-16.275">
                <text:p>-16.275</text:p>
                <draw:g>
                  <svg:desc>Sheet1.F2:Sheet1.F8</svg:desc>
                </draw:g>
              </table:table-cell>
              <table:table-cell office:value-type="float" office:value="23.81">
                <text:p>23.81</text:p>
                <draw:g>
                  <svg:desc>Sheet1.E11:Sheet1.E17</svg:desc>
                </draw:g>
              </table:table-cell>
              <table:table-cell office:value-type="float" office:value="121.978">
                <text:p>121.978</text:p>
                <draw:g>
                  <svg:desc>Sheet1.F11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4425">
                <text:p>76.4425</text:p>
              </table:table-cell>
              <table:table-cell office:value-type="float" office:value="-12.2775">
                <text:p>-12.2775</text:p>
              </table:table-cell>
              <table:table-cell office:value-type="float" office:value="102.6995">
                <text:p>102.6995</text:p>
              </table:table-cell>
              <table:table-cell office:value-type="float" office:value="13.9795">
                <text:p>13.9795</text:p>
              </table:table-cell>
              <table:table-cell office:value-type="float" office:value="20.3905">
                <text:p>20.3905</text:p>
              </table:table-cell>
              <table:table-cell office:value-type="float" office:value="35.6725">
                <text:p>35.6725</text:p>
              </table:table-cell>
              <table:table-cell office:value-type="float" office:value="-59.482">
                <text:p>-59.482</text:p>
              </table:table-cell>
              <table:table-cell office:value-type="float" office:value="22.369">
                <text:p>22.369</text:p>
              </table:table-cell>
              <table:table-cell office:value-type="float" office:value="-102.518">
                <text:p>-102.518</text:p>
              </table:table-cell>
              <table:table-cell office:value-type="float" office:value="-20.667">
                <text:p>-20.667</text:p>
              </table:table-cell>
              <table:table-cell office:value-type="float" office:value="-49.2925">
                <text:p>-49.2925</text:p>
              </table:table-cell>
              <table:table-cell office:value-type="float" office:value="-33.9705">
                <text:p>-33.9705</text:p>
              </table:table-cell>
              <table:table-cell office:value-type="float" office:value="-30.575">
                <text:p>-30.575</text:p>
              </table:table-cell>
              <table:table-cell office:value-type="float" office:value="-31.675">
                <text:p>-31.675</text:p>
              </table:table-cell>
              <table:table-cell office:value-type="float" office:value="-2.165">
                <text:p>-2.165</text:p>
              </table:table-cell>
              <table:table-cell office:value-type="float" office:value="117.603">
                <text:p>117.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81">
                <text:p>23.81</text:p>
              </table:table-cell>
              <table:table-cell office:value-type="float" office:value="121.978">
                <text:p>121.978</text:p>
              </table:table-cell>
              <table:table-cell office:value-type="float" office:value="52.79">
                <text:p>52.79</text:p>
              </table:table-cell>
              <table:table-cell office:value-type="float" office:value="150.958">
                <text:p>150.958</text:p>
              </table:table-cell>
              <table:table-cell office:value-type="float" office:value="35.565">
                <text:p>35.565</text:p>
              </table:table-cell>
              <table:table-cell office:value-type="float" office:value="155.333">
                <text:p>155.333</text:p>
              </table:table-cell>
              <table:table-cell office:value-type="float" office:value="-50.625">
                <text:p>-50.625</text:p>
              </table:table-cell>
              <table:table-cell office:value-type="float" office:value="140.843">
                <text:p>140.843</text:p>
              </table:table-cell>
              <table:table-cell office:value-type="float" office:value="-59.375">
                <text:p>-59.375</text:p>
              </table:table-cell>
              <table:table-cell office:value-type="float" office:value="132.093">
                <text:p>132.093</text:p>
              </table:table-cell>
              <table:table-cell office:value-type="float" office:value="-2.165">
                <text:p>-2.165</text:p>
              </table:table-cell>
              <table:table-cell office:value-type="float" office:value="117.603">
                <text:p>117.603</text:p>
              </table:table-cell>
              <table:table-cell office:value-type="float" office:value="-96.225">
                <text:p>-96.225</text:p>
              </table:table-cell>
              <table:table-cell office:value-type="float" office:value="-15.225">
                <text:p>-15.225</text:p>
              </table:table-cell>
              <table:table-cell office:value-type="float" office:value="-59.375">
                <text:p>-59.375</text:p>
              </table:table-cell>
              <table:table-cell office:value-type="float" office:value="132.093">
                <text:p>132.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.775">
                <text:p>-65.775</text:p>
              </table:table-cell>
              <table:table-cell office:value-type="float" office:value="15.225">
                <text:p>15.225</text:p>
              </table:table-cell>
              <table:table-cell office:value-type="float" office:value="-50.625">
                <text:p>-50.625</text:p>
              </table:table-cell>
              <table:table-cell office:value-type="float" office:value="140.843">
                <text:p>140.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775">
                <text:p>32.775</text:p>
              </table:table-cell>
              <table:table-cell office:value-type="float" office:value="31.675">
                <text:p>31.675</text:p>
              </table:table-cell>
              <table:table-cell office:value-type="float" office:value="35.565">
                <text:p>35.565</text:p>
              </table:table-cell>
              <table:table-cell office:value-type="float" office:value="155.333">
                <text:p>155.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675">
                <text:p>92.675</text:p>
              </table:table-cell>
              <table:table-cell office:value-type="float" office:value="16.275">
                <text:p>16.275</text:p>
              </table:table-cell>
              <table:table-cell office:value-type="float" office:value="52.79">
                <text:p>52.79</text:p>
              </table:table-cell>
              <table:table-cell office:value-type="float" office:value="150.958">
                <text:p>150.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725">
                <text:p>57.725</text:p>
              </table:table-cell>
              <table:table-cell office:value-type="float" office:value="-16.275">
                <text:p>-16.275</text:p>
              </table:table-cell>
              <table:table-cell office:value-type="float" office:value="23.81">
                <text:p>23.81</text:p>
              </table:table-cell>
              <table:table-cell office:value-type="float" office:value="121.978">
                <text:p>121.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